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rdrop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Airdrop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0"/>
          <table:table-cell table:style-name="ce11"/>
          <table:table-cell table:style-name="ce147"/>
          <table:table-cell table:style-name="ce147"/>
          <table:table-cell table:style-name="ce147"/>
          <table:table-cell table:style-name="ce163"/>
          <table:table-cell table:style-name="ce163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147"/>
          <table:table-cell table:style-name="ce147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130"/>
          <table:table-cell table:style-name="ce147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147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Interest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usd" office:value="114.0" office:value-type="float"/>
          <table:table-cell table:style-name="from_lot_note_border_usd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Stak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5T10:15:23.743107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